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0FA000000FAC7C4819ED1C5F4E1.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Verdana1" svg:font-family="Verdana"/>
    <style:font-face style:name="Arial" svg:font-family="Arial" style:font-pitch="variable"/>
    <style:font-face style:name="Caladea1" svg:font-family="Caladea" style:font-pitch="variable"/>
    <style:font-face style:name="Verdana" svg:font-family="Verdana" style:font-pitch="variable"/>
    <style:font-face style:name="Caladea" svg:font-family="Caladea" style:font-family-generic="roman" style:font-pitch="variable"/>
    <style:font-face style:name="Caladea2" svg:font-family="Calade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cm" draw:fill="none" draw:textarea-vertical-align="top" draw:auto-grow-height="false" draw:fit-to-size="false" fo:min-height="0cm" fo:min-width="0cm" fo:padding-top="0.254cm" fo:padding-bottom="0.254cm" fo:padding-left="0.254cm" fo:padding-right="0.254cm" fo:wrap-option="wrap"/>
    </style:style>
    <style:style style:name="gr2" style:family="graphic" style:parent-style-name="standard">
      <style:graphic-properties draw:stroke="solid" svg:stroke-width="0.026cm" svg:stroke-color="#595959" draw:stroke-linejoin="round" draw:fill="solid" draw:fill-color="#eeeeee" draw:textarea-vertical-align="top" draw:auto-grow-height="false" draw:fit-to-size="false" fo:min-height="0cm" fo:min-width="0cm" fo:padding-top="0.254cm" fo:padding-bottom="0.254cm" fo:padding-left="0.254cm" fo:padding-right="0.254cm" fo:wrap-option="wrap"/>
    </style:style>
    <style:style style:name="gr3" style:family="graphic" style:parent-style-name="standard">
      <style:graphic-properties draw:stroke="solid" svg:stroke-width="0.026cm" svg:stroke-color="#595959" draw:stroke-linejoin="round" draw:fill="solid" draw:fill-color="#ea9999" draw:textarea-vertical-align="middle" draw:auto-grow-height="false" draw:fit-to-size="false" fo:min-height="0cm" fo:min-width="0cm" fo:padding-top="0.254cm" fo:padding-bottom="0.254cm" fo:padding-left="0.254cm" fo:padding-right="0.254cm" fo:wrap-option="wrap"/>
    </style:style>
    <style:style style:name="gr4" style:family="graphic" style:parent-style-name="standard">
      <style:graphic-properties draw:stroke="solid" svg:stroke-width="0.026cm" svg:stroke-color="#595959" draw:stroke-linejoin="round" draw:fill="solid" draw:fill-color="#d9d9d9" draw:textarea-vertical-align="middle" draw:auto-grow-height="false" draw:fit-to-size="false" fo:min-height="0cm" fo:min-width="0cm" fo:padding-top="0.254cm" fo:padding-bottom="0.254cm" fo:padding-left="0.254cm" fo:padding-right="0.254cm" fo:wrap-option="wrap"/>
    </style:style>
    <style:style style:name="gr5" style:family="graphic" style:parent-style-name="standard">
      <style:graphic-properties draw:stroke="solid" svg:stroke-width="0.026cm" svg:stroke-color="#595959" draw:stroke-linejoin="round" draw:fill="solid" draw:fill-color="#e06666" draw:textarea-vertical-align="middle" draw:auto-grow-height="false" draw:fit-to-size="false" fo:min-height="0cm" fo:min-width="0cm" fo:padding-top="0.254cm" fo:padding-bottom="0.254cm" fo:padding-left="0.254cm" fo:padding-right="0.254cm" fo:wrap-option="wrap"/>
    </style:style>
    <style:style style:name="gr6" style:family="graphic">
      <style:graphic-properties style:protect="size"/>
    </style:style>
    <style:style style:name="gr7" style:family="graphic" style:parent-style-name="standard">
      <style:graphic-properties draw:stroke="solid" svg:stroke-width="0.026cm" svg:stroke-color="#595959" draw:stroke-linejoin="round" draw:fill="solid" draw:fill-color="#eeeeee" draw:textarea-vertical-align="middle" draw:auto-grow-height="false" draw:fit-to-size="false" fo:min-height="0cm" fo:min-width="0cm" fo:padding-top="0.254cm" fo:padding-bottom="0.254cm" fo:padding-left="0.254cm" fo:padding-right="0.254cm" fo:wrap-option="wrap"/>
    </style:style>
    <style:style style:name="gr8" style:family="graphic" style:parent-style-name="standard">
      <style:graphic-properties draw:stroke="solid" svg:stroke-width="0.026cm" svg:stroke-color="#595959" draw:stroke-linejoin="round" draw:fill="solid" draw:fill-color="#d9d9d9" draw:textarea-vertical-align="middle" draw:auto-grow-height="false" draw:fit-to-size="false" fo:min-height="0cm" fo:min-width="0cm" fo:padding-top="0.254cm" fo:padding-bottom="0.254cm" fo:padding-left="0.254cm" fo:padding-right="0.254cm" fo:wrap-option="wrap"/>
    </style:style>
    <style:style style:name="gr9" style:family="graphic" style:parent-style-name="standard">
      <style:graphic-properties draw:stroke="solid" svg:stroke-width="0.026cm" svg:stroke-color="#595959" draw:stroke-linejoin="round" draw:fill="solid" draw:fill-color="#ea9999" draw:textarea-vertical-align="middle" draw:auto-grow-height="false" draw:fit-to-size="false" fo:min-height="0cm" fo:min-width="0cm" fo:padding-top="0.254cm" fo:padding-bottom="0.254cm" fo:padding-left="0.254cm" fo:padding-right="0.254cm" fo:wrap-option="wrap"/>
    </style:style>
    <style:style style:name="gr10" style:family="graphic" style:parent-style-name="standard">
      <style:graphic-properties draw:stroke="solid" svg:stroke-width="0.026cm" svg:stroke-color="#595959" draw:stroke-linejoin="round" draw:fill="solid" draw:fill-color="#e06666" draw:textarea-vertical-align="middle" draw:auto-grow-height="false" draw:fit-to-size="false" fo:min-height="0cm" fo:min-width="0cm" fo:padding-top="0.254cm" fo:padding-bottom="0.254cm" fo:padding-left="0.254cm" fo:padding-right="0.254cm" fo:wrap-option="wrap"/>
    </style:style>
    <style:style style:name="gr11" style:family="graphic" style:parent-style-name="standard">
      <style:graphic-properties draw:stroke="solid" svg:stroke-width="0.026cm" svg:stroke-color="#999999" draw:stroke-linejoin="round" draw:fill="none" draw:textarea-vertical-align="middle" draw:auto-grow-height="false" draw:fit-to-size="false" fo:min-height="0cm" fo:min-width="0cm" fo:padding-top="0.254cm" fo:padding-bottom="0.254cm" fo:padding-left="0.254cm" fo:padding-right="0.254cm" fo:wrap-option="wrap"/>
    </style:style>
    <style:style style:name="pr1" style:family="presentation" style:parent-style-name="Title_20_slide-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2" style:family="presentation" style:parent-style-name="Title_20_and_20_body-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3" style:family="presentation" style:parent-style-name="Section_20_header-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1" style:family="paragraph">
      <style:paragraph-properties fo:margin-left="0cm" fo:margin-right="0cm" fo:margin-top="0cm" fo:margin-bottom="0cm" fo:line-height="100%" fo:text-align="center" fo:text-indent="0cm" style:writing-mode="lr-tb"/>
    </style:style>
    <style:style style:name="P2" style:family="paragraph">
      <style:paragraph-properties fo:margin-left="0cm" fo:margin-right="0cm" fo:margin-top="0cm" fo:margin-bottom="0cm" fo:line-height="100%" fo:text-align="start" fo:text-indent="0cm" style:writing-mode="lr-tb"/>
    </style:style>
    <style:style style:name="P3" style:family="paragraph">
      <loext:graphic-properties draw:fill="none"/>
      <style:paragraph-properties fo:text-align="start" style:font-independent-line-spacing="true"/>
      <style:text-properties fo:font-size="14pt"/>
    </style:style>
    <style:style style:name="P4" style:family="paragraph">
      <loext:graphic-properties draw:fill="solid" draw:fill-color="#eeeeee"/>
      <style:paragraph-properties fo:text-align="start" style:font-independent-line-spacing="true"/>
      <style:text-properties fo:font-size="14pt"/>
    </style:style>
    <style:style style:name="P5" style:family="paragraph">
      <loext:graphic-properties draw:fill="solid" draw:fill-color="#ea9999"/>
      <style:paragraph-properties fo:text-align="start" style:font-independent-line-spacing="true"/>
      <style:text-properties fo:font-size="14pt"/>
    </style:style>
    <style:style style:name="P6" style:family="paragraph">
      <loext:graphic-properties draw:fill="solid" draw:fill-color="#d9d9d9"/>
      <style:paragraph-properties fo:text-align="start" style:font-independent-line-spacing="true"/>
      <style:text-properties fo:font-size="14pt"/>
    </style:style>
    <style:style style:name="P7" style:family="paragraph">
      <loext:graphic-properties draw:fill="solid" draw:fill-color="#e06666"/>
      <style:paragraph-properties fo:text-align="start" style:font-independent-line-spacing="true"/>
      <style:text-properties fo:font-size="14pt"/>
    </style:style>
    <style:style style:name="P8" style:family="paragraph">
      <loext:graphic-properties draw:fill="none" draw:fill-color="#ffffff"/>
      <style:paragraph-properties fo:text-align="start" style:font-independent-line-spacing="true"/>
      <style:text-properties fo:font-size="11pt"/>
    </style:style>
    <style:style style:name="T1" style:family="text">
      <style:text-properties fo:font-variant="normal" fo:text-transform="none" fo:color="#000000" style:text-line-through-style="none" style:text-line-through-type="none" style:text-position="0% 100%" style:font-name="Verdana1" fo:font-size="24pt" fo:letter-spacing="normal" fo:font-style="normal" style:text-underline-style="solid" style:text-underline-width="auto" style:text-underline-color="font-color" fo:font-weight="normal" style:font-name-asian="Verdana1" style:font-size-asian="24pt" style:font-style-asian="normal" style:font-weight-asian="normal" style:font-name-complex="Verdana1" style:font-size-complex="24pt" style:font-style-complex="normal" style:font-weight-complex="normal"/>
    </style:style>
    <style:style style:name="T2" style:family="text">
      <style:text-properties fo:font-variant="normal" fo:text-transform="none" fo:color="#000000" style:text-line-through-style="none" style:text-line-through-type="none" style:text-position="0% 100%" style:font-name="Verdana1" fo:font-size="14pt" fo:letter-spacing="normal" fo:font-style="italic" style:text-underline-style="none" fo:font-weight="normal" style:font-name-asian="Verdana1" style:font-size-asian="14pt" style:font-style-asian="italic" style:font-weight-asian="normal" style:font-name-complex="Verdana1" style:font-size-complex="14pt" style:font-style-complex="italic" style:font-weight-complex="normal"/>
    </style:style>
    <style:style style:name="T3" style:family="text">
      <style:text-properties fo:font-variant="normal" fo:text-transform="none" fo:color="#000000" style:text-line-through-style="none" style:text-line-through-type="none" style:text-position="0% 100%" style:font-name="Verdana1" fo:font-size="12pt" fo:letter-spacing="normal" fo:font-style="normal" style:text-underline-style="none" fo:font-weight="normal" style:font-name-asian="Verdana1" style:font-size-asian="12pt" style:font-style-asian="normal" style:font-weight-asian="normal" style:font-name-complex="Verdana1" style:font-size-complex="12pt" style:font-style-complex="normal" style:font-weight-complex="normal"/>
    </style:style>
    <style:style style:name="T4" style:family="text">
      <style:text-properties fo:font-variant="normal" fo:text-transform="none" fo:color="#000000" style:text-line-through-style="none" style:text-line-through-type="none" style:text-position="0% 100%" style:font-name="Verdana1" fo:font-size="11pt" fo:letter-spacing="normal" fo:font-style="normal" style:text-underline-style="none" fo:font-weight="normal" style:font-name-asian="Verdana1" style:font-size-asian="11pt" style:font-style-asian="normal" style:font-weight-asian="normal" style:font-name-complex="Verdana1" style:font-size-complex="11pt" style:font-style-complex="normal" style:font-weight-complex="normal"/>
    </style:style>
    <style:style style:name="T5" style:family="text">
      <style:text-properties fo:font-variant="normal" fo:text-transform="none" fo:color="#000000" style:text-line-through-style="none" style:text-line-through-type="none" style:text-position="0% 100%" style:font-name="Verdana1" fo:font-size="12pt" fo:letter-spacing="normal" fo:font-style="normal" style:text-underline-style="none" fo:font-weight="bold" style:font-name-asian="Verdana1" style:font-size-asian="12pt" style:font-style-asian="normal" style:font-weight-asian="bold" style:font-name-complex="Verdana1" style:font-size-complex="12pt" style:font-style-complex="normal" style:font-weight-complex="bold"/>
    </style:style>
    <style:style style:name="T6" style:family="text">
      <style:text-properties fo:font-variant="normal" fo:text-transform="none" fo:color="#000000" style:text-line-through-style="none" style:text-line-through-type="none" style:text-position="0% 100%" style:font-name="Verdana1" fo:font-size="14pt" fo:letter-spacing="normal" fo:font-style="normal" style:text-underline-style="none" fo:font-weight="bold" style:font-name-asian="Verdana1" style:font-size-asian="14pt" style:font-style-asian="normal" style:font-weight-asian="bold" style:font-name-complex="Verdana1" style:font-size-complex="14pt" style:font-style-complex="normal" style:font-weight-complex="bold"/>
    </style:style>
    <style:style style:name="T7" style:family="text">
      <style:text-properties fo:font-variant="normal" fo:text-transform="none" fo:color="#000000" style:text-line-through-style="none" style:text-line-through-type="none" style:text-position="0% 100%" style:font-name="Verdana1" fo:font-size="14pt" fo:letter-spacing="normal" fo:font-style="normal" style:text-underline-style="none" fo:font-weight="normal" style:font-name-asian="Verdana1" style:font-size-asian="14pt" style:font-style-asian="normal" style:font-weight-asian="normal" style:font-name-complex="Verdana1" style:font-size-complex="14pt" style:font-style-complex="normal" style:font-weight-complex="normal"/>
    </style:style>
    <text:list-style style:name="L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424cm" text:min-label-width="0.846cm"/>
        <style:text-properties fo:font-family="Verdana" style:font-family-generic="swiss"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424cm" text:min-label-width="0.84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suffix=")" style:num-format="">
        <style:list-level-properties text:space-before="0.424cm" text:min-label-width="0.84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draw:custom-shape draw:name="Shape 61" draw:style-name="gr1" draw:text-style-name="P3" draw:layer="layout" svg:width="20.152cm" svg:height="7.577cm" svg:x="0.423cm" svg:y="5.361cm">
          <text:p text:style-name="P1"><text:span text:style-name="T1">SecOps Management</text:span></text:p>
          <text:p text:style-name="P1"><text:span text:style-name="T2">Because running SOC is like flying a plane</text:span><text:span text:style-name="T1"> </text:span></text:p>
          <text:p text:style-name="P2"><text:span text:style-name="T3"/></text:p>
          <text:p text:style-name="P2"><text:span text:style-name="T4">Running an efficient and effective SecOps team is arguably the hardest job in IT, let alone security. We’re all really excited about plugging in sexy new boxes with flashy lights but when it comes to actually running the damn things we’re at a loss. Even approaching what you’re meant to do is a nightmare. Does it include patching? Are we a hunt team? Is it more than just a SOC? These are all questions which you’ve no doubt ignored in the interest of avoiding as much work as possible. Fortunately we’ve come up with a very straightforward way of explaining to your boss what you’re meant to do. Whether or not what you’re meant to do is what you’re actually doing is another story… </text:span></text:p>
          <text:p text:style-name="P2"><text:span text:style-name="T3"/></text:p>
          <text:p text:style-name="P2"><text:span text:style-name="T4">A few years ago we were told by a pilot friend of ours about the three principles of aviation. Several thousand beers later we decided this probably isn’t a bad way of looking at security operations.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Shape 62">
          <draw:custom-shape draw:name="Shape 63" draw:style-name="gr2" draw:text-style-name="P4" draw:layer="layout" svg:width="7.672cm" svg:height="15.081cm" svg:x="1.746cm" svg:y="14.288cm">
            <text:p text:style-name="P1"><text:span text:style-name="T5">Aviation principl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Shape 64">
            <draw:custom-shape draw:name="Shape 65" draw:style-name="gr3" draw:text-style-name="P5" draw:layer="layout" svg:width="5.427cm" svg:height="6.15cm" draw:transform="rotate (-1.5707963267949) translate (8.652cm 19.62cm)">
              <text:p text:style-name="P2"><text:span text:style-name="T3"/></text:p>
              <draw:enhanced-geometry draw:mirror-horizontal="false" draw:mirror-vertical="false" draw:text-areas="?f7 0 ?f8 ?f10" svg:viewBox="0 0 0 0" draw:type="ooxml-chevron" draw:modifiers="31505"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Shape 66" draw:style-name="gr4" draw:text-style-name="P6" draw:layer="layout" svg:width="5.427cm" svg:height="6.15cm" draw:transform="rotate (-1.5707963267949) translate (8.652cm 15.475cm)">
              <text:p text:style-name="P2"><text:span text:style-name="T3"/></text:p>
              <draw:enhanced-geometry draw:mirror-horizontal="false" draw:mirror-vertical="false" draw:text-areas="?f7 0 ?f8 ?f10" svg:viewBox="0 0 0 0" draw:type="ooxml-chevron" draw:modifiers="31505"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Shape 67" draw:style-name="gr1" draw:text-style-name="P3" draw:layer="layout" svg:width="5.714cm" svg:height="1.237cm" svg:x="2.719cm" svg:y="17.439cm">
              <text:p text:style-name="P1"><text:span text:style-name="T5">Aviate</text:span></text:p>
              <text:p text:style-name="P1"><text:span text:style-name="T3">Keep the damn plane in the ai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8" draw:style-name="gr1" draw:text-style-name="P3" draw:layer="layout" svg:width="5.714cm" svg:height="1.237cm" svg:x="2.719cm" svg:y="21.462cm">
              <text:p text:style-name="P1"><text:span text:style-name="T5">Navigate</text:span></text:p>
              <text:p text:style-name="P1"><text:span text:style-name="T3">Work out where the plane is go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9" draw:style-name="gr5" draw:text-style-name="P7" draw:layer="layout" svg:width="5.427cm" svg:height="6.15cm" draw:transform="rotate (-1.5707963267949) translate (8.652cm 23.727cm)">
              <text:p text:style-name="P2"><text:span text:style-name="T3"/></text:p>
              <draw:enhanced-geometry draw:mirror-horizontal="false" draw:mirror-vertical="false" draw:text-areas="?f7 0 ?f8 ?f10" svg:viewBox="0 0 0 0" draw:type="ooxml-chevron" draw:modifiers="31505"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Shape 70" draw:style-name="gr1" draw:text-style-name="P3" draw:layer="layout" svg:width="5.714cm" svg:height="1.237cm" svg:x="2.719cm" svg:y="25.321cm">
              <text:p text:style-name="P1"><text:span text:style-name="T5">Communicate</text:span></text:p>
              <text:p text:style-name="P1"><text:span text:style-name="T3">Tell people the plane is in the air; convince them you know where you’re go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g draw:name="Shape 71">
          <draw:custom-shape draw:name="Shape 72" draw:style-name="gr2" draw:text-style-name="P4" draw:layer="layout" svg:width="7.672cm" svg:height="15.081cm" svg:x="11.43cm" svg:y="14.288cm">
            <text:p text:style-name="P1"><text:span text:style-name="T5">SecOps principl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Shape 73">
            <draw:custom-shape draw:name="Shape 74" draw:style-name="gr3" draw:text-style-name="P5" draw:layer="layout" svg:width="5.427cm" svg:height="6.15cm" draw:transform="rotate (-1.5707963267949) translate (18.336cm 19.62cm)">
              <text:p text:style-name="P2"><text:span text:style-name="T3"/></text:p>
              <draw:enhanced-geometry draw:mirror-horizontal="false" draw:mirror-vertical="false" draw:text-areas="?f7 0 ?f8 ?f10" svg:viewBox="0 0 0 0" draw:type="ooxml-chevron" draw:modifiers="31505"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Shape 75" draw:style-name="gr4" draw:text-style-name="P6" draw:layer="layout" svg:width="5.427cm" svg:height="6.15cm" draw:transform="rotate (-1.5707963267949) translate (18.336cm 15.475cm)">
              <text:p text:style-name="P2"><text:span text:style-name="T3"/></text:p>
              <draw:enhanced-geometry draw:mirror-horizontal="false" draw:mirror-vertical="false" draw:text-areas="?f7 0 ?f8 ?f10" svg:viewBox="0 0 0 0" draw:type="ooxml-chevron" draw:modifiers="31505"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Shape 76" draw:style-name="gr1" draw:text-style-name="P3" draw:layer="layout" svg:width="5.714cm" svg:height="1.237cm" svg:x="12.403cm" svg:y="17.237cm">
              <text:p text:style-name="P1"><text:span text:style-name="T5">Maintain</text:span></text:p>
              <text:p text:style-name="P1"><text:span text:style-name="T3">If our tools aren’t working we can’t do anyth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7" draw:style-name="gr1" draw:text-style-name="P3" draw:layer="layout" svg:width="5.714cm" svg:height="1.237cm" svg:x="12.403cm" svg:y="21.462cm">
              <text:p text:style-name="P1"><text:span text:style-name="T5">Operate</text:span></text:p>
              <text:p text:style-name="P1"><text:span text:style-name="T3">Improve coverage, ingest data, hunt &amp; respon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8" draw:style-name="gr5" draw:text-style-name="P7" draw:layer="layout" svg:width="5.427cm" svg:height="6.15cm" draw:transform="rotate (-1.5707963267949) translate (18.336cm 23.727cm)">
              <text:p text:style-name="P2"><text:span text:style-name="T3"/></text:p>
              <draw:enhanced-geometry draw:mirror-horizontal="false" draw:mirror-vertical="false" draw:text-areas="?f7 0 ?f8 ?f10" svg:viewBox="0 0 0 0" draw:type="ooxml-chevron" draw:modifiers="31505"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Shape 79" draw:style-name="gr1" draw:text-style-name="P3" draw:layer="layout" svg:width="5.714cm" svg:height="1.237cm" svg:x="12.403cm" svg:y="25.561cm">
              <text:p text:style-name="P1"><text:span text:style-name="T5">Report</text:span></text:p>
              <text:p text:style-name="P1"><text:span text:style-name="T3">Tell people your tools are working and you’re using the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presentation:notes draw:style-name="dp2">
          <draw:page-thumbnail draw:name="Shape 58" draw:style-name="gr6" draw:layer="layout" svg:width="6.734cm" svg:height="9.524cm" svg:x="6.158cm" svg:y="1.905cm" draw:page-number="1" presentation:class="page"/>
          <draw:frame draw:name="Shape 59" presentation:style-name="pr1" draw:text-style-name="P8" draw:layer="layout" svg:width="15.239cm" svg:height="11.429cm" svg:x="1.905cm" svg:y="12.065cm" presentation:class="notes" presentation:placeholder="true" presentation:user-transformed="true">
            <draw:text-box/>
          </draw:frame>
        </presentation:notes>
      </draw:page>
      <draw:page draw:name="page2" draw:style-name="dp1" draw:master-page-name="Title_20_and_20_body" presentation:presentation-page-layout-name="AL2T1">
        <draw:custom-shape draw:name="Shape 84" draw:style-name="gr7" draw:text-style-name="P4" draw:layer="layout" svg:width="8.995cm" svg:height="10.286cm" svg:x="1.111cm" svg:y="9.081cm">
          <text:p text:style-name="P2"><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5" draw:style-name="gr8" draw:text-style-name="P6" draw:layer="layout" svg:width="8.995cm" svg:height="3.246cm" svg:x="1.111cm" svg:y="7.065cm">
          <text:p text:style-name="P1"><text:span text:style-name="T6">Aviate</text:span></text:p>
          <draw:enhanced-geometry draw:mirror-horizontal="false" draw:mirror-vertical="false" draw:text-areas="0 0 ?f22 ?f19" svg:viewBox="0 0 0 0" draw:type="ooxml-downArrowCallout" draw:modifiers="25000 25000 25000 64977" draw:enhanced-path="M 0 0 L ?f22 0 ?f22 ?f19 ?f15 ?f19 ?f15 ?f18 ?f16 ?f18 ?f12 ?f21 ?f13 ?f18 ?f14 ?f18 ?f14 ?f19 0 ?f19 Z N">
            <draw:equation draw:name="f0" draw:formula="min(logwidth,logheight)"/>
            <draw:equation draw:name="f1" draw:formula="50000*logwidth/?f0 "/>
            <draw:equation draw:name="f2" draw:formula="if(0-$1 ,0,if(?f1 -$1 ,$1 ,?f1 ))"/>
            <draw:equation draw:name="f3" draw:formula="?f2 *2/1"/>
            <draw:equation draw:name="f4" draw:formula="if(0-$0 ,0,if(?f3 -$0 ,$0 ,?f3 ))"/>
            <draw:equation draw:name="f5" draw:formula="100000*logheight/?f0 "/>
            <draw:equation draw:name="f6" draw:formula="if(0-$2 ,0,if(?f5 -$2 ,$2 ,?f5 ))"/>
            <draw:equation draw:name="f7" draw:formula="?f6 *?f0 /logheight"/>
            <draw:equation draw:name="f8" draw:formula="100000+0-?f7 "/>
            <draw:equation draw:name="f9" draw:formula="if(0-$3 ,0,if(?f8 -$3 ,$3 ,?f8 ))"/>
            <draw:equation draw:name="f10" draw:formula="?f0 *?f2 /100000"/>
            <draw:equation draw:name="f11" draw:formula="?f0 *?f4 /200000"/>
            <draw:equation draw:name="f12" draw:formula="logwidth/2"/>
            <draw:equation draw:name="f13" draw:formula="?f12 +0-?f10 "/>
            <draw:equation draw:name="f14" draw:formula="?f12 +0-?f11 "/>
            <draw:equation draw:name="f15" draw:formula="?f12 +?f11 -0"/>
            <draw:equation draw:name="f16" draw:formula="?f12 +?f10 -0"/>
            <draw:equation draw:name="f17" draw:formula="?f0 *?f6 /100000"/>
            <draw:equation draw:name="f18" draw:formula="logheight+0-?f17 "/>
            <draw:equation draw:name="f19" draw:formula="logheight*?f9 /100000"/>
            <draw:equation draw:name="f20" draw:formula="?f19 *1/2"/>
            <draw:equation draw:name="f21" draw:formula="logheight"/>
            <draw:equation draw:name="f22" draw:formula="logwidth"/>
            <draw:handle draw:handle-position="?f14 ?f18" draw:handle-range-x-maximum="?f3" draw:handle-range-x-minimum="0"/>
            <draw:handle draw:handle-position="?f13 ?f21" draw:handle-range-x-maximum="?f1" draw:handle-range-x-minimum="0"/>
            <draw:handle draw:handle-position="?f22 ?f18" draw:handle-range-y-maximum="?f5" draw:handle-range-y-minimum="0"/>
            <draw:handle draw:handle-position="0 ?f19" draw:handle-range-y-maximum="?f8" draw:handle-range-y-minimum="0"/>
          </draw:enhanced-geometry>
        </draw:custom-shape>
        <draw:custom-shape draw:name="Shape 86" draw:style-name="gr7" draw:text-style-name="P4" draw:layer="layout" svg:width="8.995cm" svg:height="10.286cm" svg:x="11.06cm" svg:y="9.081cm">
          <text:p text:style-name="P2"/>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7" draw:style-name="gr8" draw:text-style-name="P6" draw:layer="layout" svg:width="8.995cm" svg:height="3.246cm" svg:x="11.06cm" svg:y="7.065cm">
          <text:p text:style-name="P1"><text:span text:style-name="T6">Maintain</text:span></text:p>
          <draw:enhanced-geometry draw:mirror-horizontal="false" draw:mirror-vertical="false" draw:text-areas="0 0 ?f22 ?f19" svg:viewBox="0 0 0 0" draw:type="ooxml-downArrowCallout" draw:modifiers="25000 25000 25000 64977" draw:enhanced-path="M 0 0 L ?f22 0 ?f22 ?f19 ?f15 ?f19 ?f15 ?f18 ?f16 ?f18 ?f12 ?f21 ?f13 ?f18 ?f14 ?f18 ?f14 ?f19 0 ?f19 Z N">
            <draw:equation draw:name="f0" draw:formula="min(logwidth,logheight)"/>
            <draw:equation draw:name="f1" draw:formula="50000*logwidth/?f0 "/>
            <draw:equation draw:name="f2" draw:formula="if(0-$1 ,0,if(?f1 -$1 ,$1 ,?f1 ))"/>
            <draw:equation draw:name="f3" draw:formula="?f2 *2/1"/>
            <draw:equation draw:name="f4" draw:formula="if(0-$0 ,0,if(?f3 -$0 ,$0 ,?f3 ))"/>
            <draw:equation draw:name="f5" draw:formula="100000*logheight/?f0 "/>
            <draw:equation draw:name="f6" draw:formula="if(0-$2 ,0,if(?f5 -$2 ,$2 ,?f5 ))"/>
            <draw:equation draw:name="f7" draw:formula="?f6 *?f0 /logheight"/>
            <draw:equation draw:name="f8" draw:formula="100000+0-?f7 "/>
            <draw:equation draw:name="f9" draw:formula="if(0-$3 ,0,if(?f8 -$3 ,$3 ,?f8 ))"/>
            <draw:equation draw:name="f10" draw:formula="?f0 *?f2 /100000"/>
            <draw:equation draw:name="f11" draw:formula="?f0 *?f4 /200000"/>
            <draw:equation draw:name="f12" draw:formula="logwidth/2"/>
            <draw:equation draw:name="f13" draw:formula="?f12 +0-?f10 "/>
            <draw:equation draw:name="f14" draw:formula="?f12 +0-?f11 "/>
            <draw:equation draw:name="f15" draw:formula="?f12 +?f11 -0"/>
            <draw:equation draw:name="f16" draw:formula="?f12 +?f10 -0"/>
            <draw:equation draw:name="f17" draw:formula="?f0 *?f6 /100000"/>
            <draw:equation draw:name="f18" draw:formula="logheight+0-?f17 "/>
            <draw:equation draw:name="f19" draw:formula="logheight*?f9 /100000"/>
            <draw:equation draw:name="f20" draw:formula="?f19 *1/2"/>
            <draw:equation draw:name="f21" draw:formula="logheight"/>
            <draw:equation draw:name="f22" draw:formula="logwidth"/>
            <draw:handle draw:handle-position="?f14 ?f18" draw:handle-range-x-maximum="?f3" draw:handle-range-x-minimum="0"/>
            <draw:handle draw:handle-position="?f13 ?f21" draw:handle-range-x-maximum="?f1" draw:handle-range-x-minimum="0"/>
            <draw:handle draw:handle-position="?f22 ?f18" draw:handle-range-y-maximum="?f5" draw:handle-range-y-minimum="0"/>
            <draw:handle draw:handle-position="0 ?f19" draw:handle-range-y-maximum="?f8" draw:handle-range-y-minimum="0"/>
          </draw:enhanced-geometry>
        </draw:custom-shape>
        <draw:custom-shape draw:name="Shape 88" draw:style-name="gr1" draw:text-style-name="P3" draw:layer="layout" svg:width="8.466cm" svg:height="8.148cm" svg:x="1.349cm" svg:y="11.218cm">
          <text:list text:style-name="L2">
            <text:list-item>
              <text:p text:style-name="P2"><text:span text:style-name="T3">Are you currently in the air?</text:span></text:p>
            </text:list-item>
            <text:list-item>
              <text:p text:style-name="P2"><text:span text:style-name="T3">Are the engines making noises? </text:span></text:p>
            </text:list-item>
            <text:list-item>
              <text:p text:style-name="P2"><text:span text:style-name="T3">Is anything on fire?</text:span></text:p>
            </text:list-item>
            <text:list-item>
              <text:p text:style-name="P2"><text:span text:style-name="T3">Are there lots of red lights flashing on the dashboard? </text:span></text:p>
            </text:list-item>
            <text:list-item>
              <text:p text:style-name="P2"><text:span text:style-name="T3">Does the level thing make the plane move still?</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9" draw:style-name="gr1" draw:text-style-name="P3" draw:layer="layout" svg:width="8.466cm" svg:height="8.148cm" svg:x="11.324cm" svg:y="11.218cm">
          <text:list text:style-name="L2">
            <text:list-item>
              <text:p text:style-name="P2"><text:span text:style-name="T3">Do you have access to all your systems?</text:span></text:p>
            </text:list-item>
            <text:list-item>
              <text:p text:style-name="P2"><text:span text:style-name="T3">Do you even know where they are?</text:span></text:p>
            </text:list-item>
            <text:list-item>
              <text:p text:style-name="P2"><text:span text:style-name="T3">Are you monitoring their performance? </text:span></text:p>
            </text:list-item>
            <text:list-item>
              <text:p text:style-name="P2"><text:span text:style-name="T3">Have you assessed the capacity? </text:span></text:p>
            </text:list-item>
            <text:list-item>
              <text:p text:style-name="P2"><text:span text:style-name="T3">Do you even know their capacity?</text:span></text:p>
            </text:list-item>
            <text:list-item>
              <text:p text:style-name="P2"><text:span text:style-name="T3">Do you know how to fix them when they go wrong?</text:span></text:p>
            </text:list-item>
            <text:list-item>
              <text:p text:style-name="P2"><text:span text:style-name="T3">Do you have contacts at your suppliers? </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81" draw:style-name="gr6" draw:layer="layout" svg:width="6.734cm" svg:height="9.524cm" svg:x="6.158cm" svg:y="1.905cm" draw:page-number="2" presentation:class="page"/>
          <draw:frame draw:name="Shape 82" presentation:style-name="pr2" draw:text-style-name="P8" draw:layer="layout" svg:width="15.239cm" svg:height="11.429cm" svg:x="1.905cm" svg:y="12.065cm" presentation:class="notes" presentation:placeholder="true" presentation:user-transformed="true">
            <draw:text-box/>
          </draw:frame>
        </presentation:notes>
      </draw:page>
      <draw:page draw:name="page3" draw:style-name="dp1" draw:master-page-name="Title_20_and_20_body" presentation:presentation-page-layout-name="AL2T1">
        <draw:custom-shape draw:name="Shape 94" draw:style-name="gr7" draw:text-style-name="P4" draw:layer="layout" svg:width="8.995cm" svg:height="9.227cm" svg:x="1.111cm" svg:y="9.081cm">
          <text:p text:style-name="P2"/>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95" draw:style-name="gr9" draw:text-style-name="P5" draw:layer="layout" svg:width="8.995cm" svg:height="3.246cm" svg:x="1.111cm" svg:y="7.065cm">
          <text:p text:style-name="P1"><text:span text:style-name="T6">Navigate</text:span></text:p>
          <draw:enhanced-geometry draw:mirror-horizontal="false" draw:mirror-vertical="false" draw:text-areas="0 0 ?f22 ?f19" svg:viewBox="0 0 0 0" draw:type="ooxml-downArrowCallout" draw:modifiers="25000 25000 25000 64977" draw:enhanced-path="M 0 0 L ?f22 0 ?f22 ?f19 ?f15 ?f19 ?f15 ?f18 ?f16 ?f18 ?f12 ?f21 ?f13 ?f18 ?f14 ?f18 ?f14 ?f19 0 ?f19 Z N">
            <draw:equation draw:name="f0" draw:formula="min(logwidth,logheight)"/>
            <draw:equation draw:name="f1" draw:formula="50000*logwidth/?f0 "/>
            <draw:equation draw:name="f2" draw:formula="if(0-$1 ,0,if(?f1 -$1 ,$1 ,?f1 ))"/>
            <draw:equation draw:name="f3" draw:formula="?f2 *2/1"/>
            <draw:equation draw:name="f4" draw:formula="if(0-$0 ,0,if(?f3 -$0 ,$0 ,?f3 ))"/>
            <draw:equation draw:name="f5" draw:formula="100000*logheight/?f0 "/>
            <draw:equation draw:name="f6" draw:formula="if(0-$2 ,0,if(?f5 -$2 ,$2 ,?f5 ))"/>
            <draw:equation draw:name="f7" draw:formula="?f6 *?f0 /logheight"/>
            <draw:equation draw:name="f8" draw:formula="100000+0-?f7 "/>
            <draw:equation draw:name="f9" draw:formula="if(0-$3 ,0,if(?f8 -$3 ,$3 ,?f8 ))"/>
            <draw:equation draw:name="f10" draw:formula="?f0 *?f2 /100000"/>
            <draw:equation draw:name="f11" draw:formula="?f0 *?f4 /200000"/>
            <draw:equation draw:name="f12" draw:formula="logwidth/2"/>
            <draw:equation draw:name="f13" draw:formula="?f12 +0-?f10 "/>
            <draw:equation draw:name="f14" draw:formula="?f12 +0-?f11 "/>
            <draw:equation draw:name="f15" draw:formula="?f12 +?f11 -0"/>
            <draw:equation draw:name="f16" draw:formula="?f12 +?f10 -0"/>
            <draw:equation draw:name="f17" draw:formula="?f0 *?f6 /100000"/>
            <draw:equation draw:name="f18" draw:formula="logheight+0-?f17 "/>
            <draw:equation draw:name="f19" draw:formula="logheight*?f9 /100000"/>
            <draw:equation draw:name="f20" draw:formula="?f19 *1/2"/>
            <draw:equation draw:name="f21" draw:formula="logheight"/>
            <draw:equation draw:name="f22" draw:formula="logwidth"/>
            <draw:handle draw:handle-position="?f14 ?f18" draw:handle-range-x-maximum="?f3" draw:handle-range-x-minimum="0"/>
            <draw:handle draw:handle-position="?f13 ?f21" draw:handle-range-x-maximum="?f1" draw:handle-range-x-minimum="0"/>
            <draw:handle draw:handle-position="?f22 ?f18" draw:handle-range-y-maximum="?f5" draw:handle-range-y-minimum="0"/>
            <draw:handle draw:handle-position="0 ?f19" draw:handle-range-y-maximum="?f8" draw:handle-range-y-minimum="0"/>
          </draw:enhanced-geometry>
        </draw:custom-shape>
        <draw:custom-shape draw:name="Shape 96" draw:style-name="gr7" draw:text-style-name="P4" draw:layer="layout" svg:width="8.995cm" svg:height="9.227cm" svg:x="11.06cm" svg:y="9.081cm">
          <text:p text:style-name="P2"><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97" draw:style-name="gr9" draw:text-style-name="P5" draw:layer="layout" svg:width="8.995cm" svg:height="3.246cm" svg:x="11.06cm" svg:y="7.065cm">
          <text:p text:style-name="P1"><text:span text:style-name="T6">Operate</text:span></text:p>
          <draw:enhanced-geometry draw:mirror-horizontal="false" draw:mirror-vertical="false" draw:text-areas="0 0 ?f22 ?f19" svg:viewBox="0 0 0 0" draw:type="ooxml-downArrowCallout" draw:modifiers="25000 25000 25000 64977" draw:enhanced-path="M 0 0 L ?f22 0 ?f22 ?f19 ?f15 ?f19 ?f15 ?f18 ?f16 ?f18 ?f12 ?f21 ?f13 ?f18 ?f14 ?f18 ?f14 ?f19 0 ?f19 Z N">
            <draw:equation draw:name="f0" draw:formula="min(logwidth,logheight)"/>
            <draw:equation draw:name="f1" draw:formula="50000*logwidth/?f0 "/>
            <draw:equation draw:name="f2" draw:formula="if(0-$1 ,0,if(?f1 -$1 ,$1 ,?f1 ))"/>
            <draw:equation draw:name="f3" draw:formula="?f2 *2/1"/>
            <draw:equation draw:name="f4" draw:formula="if(0-$0 ,0,if(?f3 -$0 ,$0 ,?f3 ))"/>
            <draw:equation draw:name="f5" draw:formula="100000*logheight/?f0 "/>
            <draw:equation draw:name="f6" draw:formula="if(0-$2 ,0,if(?f5 -$2 ,$2 ,?f5 ))"/>
            <draw:equation draw:name="f7" draw:formula="?f6 *?f0 /logheight"/>
            <draw:equation draw:name="f8" draw:formula="100000+0-?f7 "/>
            <draw:equation draw:name="f9" draw:formula="if(0-$3 ,0,if(?f8 -$3 ,$3 ,?f8 ))"/>
            <draw:equation draw:name="f10" draw:formula="?f0 *?f2 /100000"/>
            <draw:equation draw:name="f11" draw:formula="?f0 *?f4 /200000"/>
            <draw:equation draw:name="f12" draw:formula="logwidth/2"/>
            <draw:equation draw:name="f13" draw:formula="?f12 +0-?f10 "/>
            <draw:equation draw:name="f14" draw:formula="?f12 +0-?f11 "/>
            <draw:equation draw:name="f15" draw:formula="?f12 +?f11 -0"/>
            <draw:equation draw:name="f16" draw:formula="?f12 +?f10 -0"/>
            <draw:equation draw:name="f17" draw:formula="?f0 *?f6 /100000"/>
            <draw:equation draw:name="f18" draw:formula="logheight+0-?f17 "/>
            <draw:equation draw:name="f19" draw:formula="logheight*?f9 /100000"/>
            <draw:equation draw:name="f20" draw:formula="?f19 *1/2"/>
            <draw:equation draw:name="f21" draw:formula="logheight"/>
            <draw:equation draw:name="f22" draw:formula="logwidth"/>
            <draw:handle draw:handle-position="?f14 ?f18" draw:handle-range-x-maximum="?f3" draw:handle-range-x-minimum="0"/>
            <draw:handle draw:handle-position="?f13 ?f21" draw:handle-range-x-maximum="?f1" draw:handle-range-x-minimum="0"/>
            <draw:handle draw:handle-position="?f22 ?f18" draw:handle-range-y-maximum="?f5" draw:handle-range-y-minimum="0"/>
            <draw:handle draw:handle-position="0 ?f19" draw:handle-range-y-maximum="?f8" draw:handle-range-y-minimum="0"/>
          </draw:enhanced-geometry>
        </draw:custom-shape>
        <draw:custom-shape draw:name="Shape 98" draw:style-name="gr1" draw:text-style-name="P3" draw:layer="layout" svg:width="8.466cm" svg:height="8.148cm" svg:x="1.349cm" svg:y="11.218cm">
          <text:list text:style-name="L2">
            <text:list-item>
              <text:p text:style-name="P2"><text:span text:style-name="T3">Where are we now?</text:span></text:p>
            </text:list-item>
            <text:list-item>
              <text:p text:style-name="P2"><text:span text:style-name="T3">Where do we want to go?</text:span></text:p>
            </text:list-item>
            <text:list-item>
              <text:p text:style-name="P2"><text:span text:style-name="T3">How do we get there?</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99" draw:style-name="gr1" draw:text-style-name="P3" draw:layer="layout" svg:width="8.466cm" svg:height="8.148cm" svg:x="11.324cm" svg:y="11.218cm">
          <text:list text:style-name="L2">
            <text:list-item>
              <text:p text:style-name="P2"><text:span text:style-name="T3">What is our current visibility? (e.g. log / traffic ingestion) </text:span></text:p>
            </text:list-item>
            <text:list-item>
              <text:p text:style-name="P2"><text:span text:style-name="T3">What are the gaps?</text:span></text:p>
            </text:list-item>
            <text:list-item>
              <text:p text:style-name="P2"><text:span text:style-name="T3">What indicators do we have? </text:span></text:p>
            </text:list-item>
            <text:list-item>
              <text:p text:style-name="P2"><text:span text:style-name="T3">How can we improve these?</text:span></text:p>
            </text:list-item>
            <text:list-item>
              <text:p text:style-name="P2"><text:span text:style-name="T3">Are we actively hunting for baddness? </text:span></text:p>
            </text:list-item>
            <text:list-item>
              <text:p text:style-name="P2"><text:span text:style-name="T3">What are we doing when we find suspicious activity?</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91" draw:style-name="gr6" draw:layer="layout" svg:width="6.734cm" svg:height="9.524cm" svg:x="6.158cm" svg:y="1.905cm" draw:page-number="3" presentation:class="page"/>
          <draw:frame draw:name="Shape 92" presentation:style-name="pr2" draw:text-style-name="P8" draw:layer="layout" svg:width="15.239cm" svg:height="11.429cm" svg:x="1.905cm" svg:y="12.065cm" presentation:class="notes" presentation:placeholder="true" presentation:user-transformed="true">
            <draw:text-box/>
          </draw:frame>
        </presentation:notes>
      </draw:page>
      <draw:page draw:name="page4" draw:style-name="dp1" draw:master-page-name="Title_20_and_20_body" presentation:presentation-page-layout-name="AL2T1">
        <draw:custom-shape draw:name="Shape 104" draw:style-name="gr7" draw:text-style-name="P4" draw:layer="layout" svg:width="8.995cm" svg:height="6.238cm" svg:x="1.111cm" svg:y="9.081cm">
          <text:p text:style-name="P2"/>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05" draw:style-name="gr10" draw:text-style-name="P7" draw:layer="layout" svg:width="8.995cm" svg:height="3.246cm" svg:x="1.111cm" svg:y="7.065cm">
          <text:p text:style-name="P1"><text:span text:style-name="T6">Communicate</text:span></text:p>
          <draw:enhanced-geometry draw:mirror-horizontal="false" draw:mirror-vertical="false" draw:text-areas="0 0 ?f22 ?f19" svg:viewBox="0 0 0 0" draw:type="ooxml-downArrowCallout" draw:modifiers="25000 25000 25000 64977" draw:enhanced-path="M 0 0 L ?f22 0 ?f22 ?f19 ?f15 ?f19 ?f15 ?f18 ?f16 ?f18 ?f12 ?f21 ?f13 ?f18 ?f14 ?f18 ?f14 ?f19 0 ?f19 Z N">
            <draw:equation draw:name="f0" draw:formula="min(logwidth,logheight)"/>
            <draw:equation draw:name="f1" draw:formula="50000*logwidth/?f0 "/>
            <draw:equation draw:name="f2" draw:formula="if(0-$1 ,0,if(?f1 -$1 ,$1 ,?f1 ))"/>
            <draw:equation draw:name="f3" draw:formula="?f2 *2/1"/>
            <draw:equation draw:name="f4" draw:formula="if(0-$0 ,0,if(?f3 -$0 ,$0 ,?f3 ))"/>
            <draw:equation draw:name="f5" draw:formula="100000*logheight/?f0 "/>
            <draw:equation draw:name="f6" draw:formula="if(0-$2 ,0,if(?f5 -$2 ,$2 ,?f5 ))"/>
            <draw:equation draw:name="f7" draw:formula="?f6 *?f0 /logheight"/>
            <draw:equation draw:name="f8" draw:formula="100000+0-?f7 "/>
            <draw:equation draw:name="f9" draw:formula="if(0-$3 ,0,if(?f8 -$3 ,$3 ,?f8 ))"/>
            <draw:equation draw:name="f10" draw:formula="?f0 *?f2 /100000"/>
            <draw:equation draw:name="f11" draw:formula="?f0 *?f4 /200000"/>
            <draw:equation draw:name="f12" draw:formula="logwidth/2"/>
            <draw:equation draw:name="f13" draw:formula="?f12 +0-?f10 "/>
            <draw:equation draw:name="f14" draw:formula="?f12 +0-?f11 "/>
            <draw:equation draw:name="f15" draw:formula="?f12 +?f11 -0"/>
            <draw:equation draw:name="f16" draw:formula="?f12 +?f10 -0"/>
            <draw:equation draw:name="f17" draw:formula="?f0 *?f6 /100000"/>
            <draw:equation draw:name="f18" draw:formula="logheight+0-?f17 "/>
            <draw:equation draw:name="f19" draw:formula="logheight*?f9 /100000"/>
            <draw:equation draw:name="f20" draw:formula="?f19 *1/2"/>
            <draw:equation draw:name="f21" draw:formula="logheight"/>
            <draw:equation draw:name="f22" draw:formula="logwidth"/>
            <draw:handle draw:handle-position="?f14 ?f18" draw:handle-range-x-maximum="?f3" draw:handle-range-x-minimum="0"/>
            <draw:handle draw:handle-position="?f13 ?f21" draw:handle-range-x-maximum="?f1" draw:handle-range-x-minimum="0"/>
            <draw:handle draw:handle-position="?f22 ?f18" draw:handle-range-y-maximum="?f5" draw:handle-range-y-minimum="0"/>
            <draw:handle draw:handle-position="0 ?f19" draw:handle-range-y-maximum="?f8" draw:handle-range-y-minimum="0"/>
          </draw:enhanced-geometry>
        </draw:custom-shape>
        <draw:custom-shape draw:name="Shape 106" draw:style-name="gr7" draw:text-style-name="P4" draw:layer="layout" svg:width="8.995cm" svg:height="6.238cm" svg:x="11.06cm" svg:y="9.081cm">
          <text:p text:style-name="P2"/>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07" draw:style-name="gr10" draw:text-style-name="P7" draw:layer="layout" svg:width="8.995cm" svg:height="3.246cm" svg:x="11.06cm" svg:y="7.065cm">
          <text:p text:style-name="P1"><text:span text:style-name="T6">Report</text:span></text:p>
          <draw:enhanced-geometry draw:mirror-horizontal="false" draw:mirror-vertical="false" draw:text-areas="0 0 ?f22 ?f19" svg:viewBox="0 0 0 0" draw:type="ooxml-downArrowCallout" draw:modifiers="25000 25000 25000 64977" draw:enhanced-path="M 0 0 L ?f22 0 ?f22 ?f19 ?f15 ?f19 ?f15 ?f18 ?f16 ?f18 ?f12 ?f21 ?f13 ?f18 ?f14 ?f18 ?f14 ?f19 0 ?f19 Z N">
            <draw:equation draw:name="f0" draw:formula="min(logwidth,logheight)"/>
            <draw:equation draw:name="f1" draw:formula="50000*logwidth/?f0 "/>
            <draw:equation draw:name="f2" draw:formula="if(0-$1 ,0,if(?f1 -$1 ,$1 ,?f1 ))"/>
            <draw:equation draw:name="f3" draw:formula="?f2 *2/1"/>
            <draw:equation draw:name="f4" draw:formula="if(0-$0 ,0,if(?f3 -$0 ,$0 ,?f3 ))"/>
            <draw:equation draw:name="f5" draw:formula="100000*logheight/?f0 "/>
            <draw:equation draw:name="f6" draw:formula="if(0-$2 ,0,if(?f5 -$2 ,$2 ,?f5 ))"/>
            <draw:equation draw:name="f7" draw:formula="?f6 *?f0 /logheight"/>
            <draw:equation draw:name="f8" draw:formula="100000+0-?f7 "/>
            <draw:equation draw:name="f9" draw:formula="if(0-$3 ,0,if(?f8 -$3 ,$3 ,?f8 ))"/>
            <draw:equation draw:name="f10" draw:formula="?f0 *?f2 /100000"/>
            <draw:equation draw:name="f11" draw:formula="?f0 *?f4 /200000"/>
            <draw:equation draw:name="f12" draw:formula="logwidth/2"/>
            <draw:equation draw:name="f13" draw:formula="?f12 +0-?f10 "/>
            <draw:equation draw:name="f14" draw:formula="?f12 +0-?f11 "/>
            <draw:equation draw:name="f15" draw:formula="?f12 +?f11 -0"/>
            <draw:equation draw:name="f16" draw:formula="?f12 +?f10 -0"/>
            <draw:equation draw:name="f17" draw:formula="?f0 *?f6 /100000"/>
            <draw:equation draw:name="f18" draw:formula="logheight+0-?f17 "/>
            <draw:equation draw:name="f19" draw:formula="logheight*?f9 /100000"/>
            <draw:equation draw:name="f20" draw:formula="?f19 *1/2"/>
            <draw:equation draw:name="f21" draw:formula="logheight"/>
            <draw:equation draw:name="f22" draw:formula="logwidth"/>
            <draw:handle draw:handle-position="?f14 ?f18" draw:handle-range-x-maximum="?f3" draw:handle-range-x-minimum="0"/>
            <draw:handle draw:handle-position="?f13 ?f21" draw:handle-range-x-maximum="?f1" draw:handle-range-x-minimum="0"/>
            <draw:handle draw:handle-position="?f22 ?f18" draw:handle-range-y-maximum="?f5" draw:handle-range-y-minimum="0"/>
            <draw:handle draw:handle-position="0 ?f19" draw:handle-range-y-maximum="?f8" draw:handle-range-y-minimum="0"/>
          </draw:enhanced-geometry>
        </draw:custom-shape>
        <draw:custom-shape draw:name="Shape 108" draw:style-name="gr1" draw:text-style-name="P3" draw:layer="layout" svg:width="8.466cm" svg:height="8.148cm" svg:x="1.349cm" svg:y="11.43cm">
          <text:list text:style-name="L2">
            <text:list-item>
              <text:p text:style-name="P2"><text:span text:style-name="T3">Who do we need to speak to?</text:span></text:p>
            </text:list-item>
            <text:list-item>
              <text:p text:style-name="P2"><text:span text:style-name="T3">What do we need to tell them? </text:span></text:p>
            </text:list-item>
            <text:list-item>
              <text:p text:style-name="P2"><text:span text:style-name="T3">What information do we need in return? </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09" draw:style-name="gr1" draw:text-style-name="P3" draw:layer="layout" svg:width="8.466cm" svg:height="8.148cm" svg:x="11.324cm" svg:y="11.43cm">
          <text:list text:style-name="L2">
            <text:list-item>
              <text:p text:style-name="P2"><text:span text:style-name="T3">Who do we need to report to? </text:span></text:p>
            </text:list-item>
            <text:list-item>
              <text:p text:style-name="P2"><text:span text:style-name="T3">What are their reporting requirements? </text:span></text:p>
            </text:list-item>
            <text:list-item>
              <text:p text:style-name="P2"><text:span text:style-name="T3">How much time is this taking us? </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101" draw:style-name="gr6" draw:layer="layout" svg:width="6.734cm" svg:height="9.524cm" svg:x="6.158cm" svg:y="1.905cm" draw:page-number="4" presentation:class="page"/>
          <draw:frame draw:name="Shape 102" presentation:style-name="pr2" draw:text-style-name="P8" draw:layer="layout" svg:width="15.239cm" svg:height="11.429cm" svg:x="1.905cm" svg:y="12.065cm" presentation:class="notes" presentation:placeholder="true" presentation:user-transformed="true">
            <draw:text-box/>
          </draw:frame>
        </presentation:notes>
      </draw:page>
      <draw:page draw:name="page5" draw:style-name="dp1" draw:master-page-name="Section_20_header">
        <draw:g draw:name="Shape 114">
          <draw:custom-shape draw:name="Shape 115" draw:style-name="gr2" draw:text-style-name="P4" draw:layer="layout" svg:width="7.672cm" svg:height="15.795cm" svg:x="1.799cm" svg:y="10.425cm">
            <text:p text:style-name="P1"><text:span text:style-name="T6">Ideal time to spend allotme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Shape 116">
            <draw:custom-shape draw:name="Shape 117" draw:style-name="gr3" draw:text-style-name="P5" draw:layer="layout" svg:width="5.684cm" svg:height="6.15cm" draw:transform="rotate (-1.5707963267949) translate (8.705cm 16.01cm)">
              <text:p text:style-name="P2"><text:span text:style-name="T7"/></text:p>
              <draw:enhanced-geometry draw:mirror-horizontal="false" draw:mirror-vertical="false" draw:text-areas="?f7 0 ?f8 ?f10" svg:viewBox="0 0 0 0" draw:type="ooxml-chevron" draw:modifiers="31505"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Shape 118" draw:style-name="gr4" draw:text-style-name="P6" draw:layer="layout" svg:width="5.684cm" svg:height="6.15cm" draw:transform="rotate (-1.5707963267949) translate (8.705cm 11.668cm)">
              <text:p text:style-name="P2"><text:span text:style-name="T7"/></text:p>
              <draw:enhanced-geometry draw:mirror-horizontal="false" draw:mirror-vertical="false" draw:text-areas="?f7 0 ?f8 ?f10" svg:viewBox="0 0 0 0" draw:type="ooxml-chevron" draw:modifiers="31505"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Shape 119" draw:style-name="gr1" draw:text-style-name="P3" draw:layer="layout" svg:width="5.714cm" svg:height="1.296cm" svg:x="2.772cm" svg:y="13.514cm">
              <text:p text:style-name="P1"><text:span text:style-name="T6">Maintain</text:span></text:p>
              <text:p text:style-name="P1"><text:span text:style-name="T7"/></text:p>
              <text:p text:style-name="P1"><text:span text:style-name="T7">3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0" draw:style-name="gr1" draw:text-style-name="P3" draw:layer="layout" svg:width="5.714cm" svg:height="1.296cm" svg:x="2.772cm" svg:y="17.939cm">
              <text:p text:style-name="P1"><text:span text:style-name="T6">Operate</text:span></text:p>
              <text:p text:style-name="P1"><text:span text:style-name="T7"/></text:p>
              <text:p text:style-name="P1"><text:span text:style-name="T7">6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1" draw:style-name="gr5" draw:text-style-name="P7" draw:layer="layout" svg:width="5.684cm" svg:height="6.15cm" draw:transform="rotate (-1.5707963267949) translate (8.705cm 20.311cm)">
              <text:p text:style-name="P2"><text:span text:style-name="T7"/></text:p>
              <draw:enhanced-geometry draw:mirror-horizontal="false" draw:mirror-vertical="false" draw:text-areas="?f7 0 ?f8 ?f10" svg:viewBox="0 0 0 0" draw:type="ooxml-chevron" draw:modifiers="31505"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Shape 122" draw:style-name="gr1" draw:text-style-name="P3" draw:layer="layout" svg:width="5.714cm" svg:height="1.296cm" svg:x="2.772cm" svg:y="22.232cm">
              <text:p text:style-name="P1"><text:span text:style-name="T6">Report</text:span></text:p>
              <text:p text:style-name="P1"><text:span text:style-name="T7"/></text:p>
              <text:p text:style-name="P1"><text:span text:style-name="T7">1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custom-shape draw:name="Shape 123" draw:style-name="gr1" draw:text-style-name="P3" draw:layer="layout" svg:width="18.467cm" svg:height="2.407cm" svg:x="1.376cm" svg:y="7.276cm">
          <text:p text:style-name="P2"><text:span text:style-name="T3">It’s obviously impossible to say how much time should be assigned to each element of an operations department but guess what… we’ve only gone and done it anyway!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4" draw:style-name="gr11" draw:text-style-name="P3" draw:layer="layout" svg:width="9.947cm" svg:height="2.83cm" svg:x="9.975cm" svg:y="12.224cm">
          <text:p text:style-name="P2"><text:span text:style-name="T3">If you’re spending more than 30% of your time maintaining your tools; either use them better or buy better tool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5" draw:style-name="gr11" draw:text-style-name="P3" draw:layer="layout" svg:width="9.947cm" svg:height="2.195cm" svg:x="9.975cm" svg:y="16.007cm">
          <text:p text:style-name="P2"><text:span text:style-name="T3">The majority of your time should be spent here, the place where you can actually provide some valu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6" draw:style-name="gr11" draw:text-style-name="P3" draw:layer="layout" svg:width="9.947cm" svg:height="5.767cm" svg:x="9.975cm" svg:y="19.42cm">
          <text:p text:style-name="P2"><text:span text:style-name="T3">If more than 10% of your time is spent reporting you have 3 options:</text:span></text:p>
          <text:p text:style-name="P2"><text:span text:style-name="T3"/></text:p>
          <text:list text:style-name="L3">
            <text:list-item>
              <text:p text:style-name="P2"><text:span text:style-name="T3">Automate it </text:span></text:p>
            </text:list-item>
            <text:list-item>
              <text:p text:style-name="P2"><text:span text:style-name="T3">Convince management your time is better spent actually doing work </text:span></text:p>
            </text:list-item>
            <text:list-item>
              <text:p text:style-name="P2"><text:span text:style-name="T3">Quit</text:span></text:p>
            </text:list-item>
          </text:list>
          <text:p text:style-name="P2"><text:span text:style-name="T3"/></text:p>
          <text:p text:style-name="P1"><text:span text:style-name="T5">END OF DISCUSSION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111" draw:style-name="gr6" draw:layer="layout" svg:width="6.734cm" svg:height="9.524cm" svg:x="6.158cm" svg:y="1.905cm" draw:page-number="5" presentation:class="page"/>
          <draw:frame draw:name="Shape 112" presentation:style-name="pr3" draw:text-style-name="P8"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Verdana1" svg:font-family="Verdana"/>
    <style:font-face style:name="Arial" svg:font-family="Arial" style:font-pitch="variable"/>
    <style:font-face style:name="Caladea1" svg:font-family="Caladea" style:font-pitch="variable"/>
    <style:font-face style:name="Verdana" svg:font-family="Verdana" style:font-pitch="variable"/>
    <style:font-face style:name="Caladea" svg:font-family="Caladea" style:font-family-generic="roman" style:font-pitch="variable"/>
    <style:font-face style:name="Caladea2" svg:font-family="Calade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Caladea" fo:font-size="24pt" fo:language="en" fo:country="US" style:font-name-asian="Caladea2" style:font-size-asian="24pt" style:language-asian="zh" style:country-asian="CN" style:font-name-complex="Caladea2"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18pt" fo:font-style="normal" fo:text-shadow="none" style:text-underline-style="none" fo:font-weight="normal" style:letter-kerning="true" style:font-name-asian="Caladea2" style:font-family-asian="Caladea" style:font-family-generic-asian="system" style:font-pitch-asian="variable" style:font-size-asian="18pt" style:font-style-asian="normal" style:font-weight-asian="normal" style:font-name-complex="Caladea2" style:font-family-complex="Calade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slide-background" style:display-name="Title slide-background" style:family="presentation">
      <style:graphic-properties draw:stroke="none" draw:fill="solid" draw:fill-color="#efefe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20_slide-outline2" style:display-name="Title slide-outline2" style:family="presentation" style:parent-style-name="Title_20_slide-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slide-outline3" style:display-name="Title slide-outline3" style:family="presentation" style:parent-style-name="Title_20_slide-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slide-outline4" style:display-name="Title slide-outline4" style:family="presentation" style:parent-style-name="Title_20_slide-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20_and_20_body-background" style:display-name="Title and body-background" style:family="presentation">
      <style:graphic-properties draw:stroke="none" draw:fill="solid" draw:fill-color="#efefef"/>
      <style:text-properties style:letter-kerning="true"/>
    </style:style>
    <style:style style:name="Title_20_and_20_body-backgroundobjects" style:display-name="Title and body-backgroundobjects" style:family="presentation">
      <style:graphic-properties draw:textarea-horizontal-align="justify" draw:shadow="hidden" draw:shadow-offset-x="0.2cm" draw:shadow-offset-y="0.2cm" draw:shadow-color="#808080"/>
      <style:text-properties style:letter-kerning="true"/>
    </style:style>
    <style:style style:name="Title_20_and_20_body-notes" style:display-name="Title and 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body-outline1" style:display-name="Title and body-outline1" style:family="presentation">
      <style:graphic-properties draw:stroke="none" draw:fill="none" draw:auto-grow-height="false" draw:fit-to-size="shrink-to-fit">
        <text:list-style style:name="Title_20_and_20_body-outline1" style:display-name="Title and 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20_and_20_body-outline2" style:display-name="Title and body-outline2" style:family="presentation" style:parent-style-name="Title_20_and_20_body-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and_20_body-outline3" style:display-name="Title and body-outline3" style:family="presentation" style:parent-style-name="Title_20_and_20_body-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and_20_body-outline4" style:display-name="Title and body-outline4" style:family="presentation" style:parent-style-name="Title_20_and_20_body-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and_20_body-outline5" style:display-name="Title and body-outline5" style:family="presentation" style:parent-style-name="Title_20_and_20_body-outline4">
      <style:paragraph-properties fo:margin-top="0.1cm" fo:margin-bottom="0cm"/>
      <style:text-properties fo:font-size="20pt" style:font-size-asian="20pt" style:font-size-complex="20pt"/>
    </style:style>
    <style:style style:name="Title_20_and_20_body-outline6" style:display-name="Title and body-outline6" style:family="presentation" style:parent-style-name="Title_20_and_20_body-outline5">
      <style:paragraph-properties fo:margin-top="0.1cm" fo:margin-bottom="0cm"/>
      <style:text-properties fo:font-size="20pt" style:font-size-asian="20pt" style:font-size-complex="20pt"/>
    </style:style>
    <style:style style:name="Title_20_and_20_body-outline7" style:display-name="Title and body-outline7" style:family="presentation" style:parent-style-name="Title_20_and_20_body-outline6">
      <style:paragraph-properties fo:margin-top="0.1cm" fo:margin-bottom="0cm"/>
      <style:text-properties fo:font-size="20pt" style:font-size-asian="20pt" style:font-size-complex="20pt"/>
    </style:style>
    <style:style style:name="Title_20_and_20_body-outline8" style:display-name="Title and body-outline8" style:family="presentation" style:parent-style-name="Title_20_and_20_body-outline7">
      <style:paragraph-properties fo:margin-top="0.1cm" fo:margin-bottom="0cm"/>
      <style:text-properties fo:font-size="20pt" style:font-size-asian="20pt" style:font-size-complex="20pt"/>
    </style:style>
    <style:style style:name="Title_20_and_20_body-outline9" style:display-name="Title and body-outline9" style:family="presentation" style:parent-style-name="Title_20_and_20_body-outline8">
      <style:paragraph-properties fo:margin-top="0.1cm" fo:margin-bottom="0cm"/>
      <style:text-properties fo:font-size="20pt" style:font-size-asian="20pt" style:font-size-complex="20pt"/>
    </style:style>
    <style:style style:name="Title_20_and_20_body-subtitle" style:display-name="Title and body-subtitle" style:family="presentation">
      <style:graphic-properties draw:stroke="none" draw:fill="none" draw:textarea-vertical-align="middle">
        <text:list-style style:name="Title_20_and_20_body-subtitle" style:display-name="Title and 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body-title" style:display-name="Title and body-title" style:family="presentation">
      <style:graphic-properties draw:stroke="none" draw:fill="none" draw:textarea-vertical-align="middle">
        <text:list-style style:name="Title_20_and_20_body-title" style:display-name="Title and 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Section_20_header-background" style:display-name="Section header-background" style:family="presentation">
      <style:graphic-properties draw:stroke="none" draw:fill="solid" draw:fill-color="#efefef"/>
      <style:text-properties style:letter-kerning="true"/>
    </style:style>
    <style:style style:name="Section_20_header-backgroundobjects" style:display-name="Section header-backgroundobjects" style:family="presentation">
      <style:graphic-properties draw:textarea-horizontal-align="justify" draw:shadow="hidden" draw:shadow-offset-x="0.2cm" draw:shadow-offset-y="0.2cm" draw:shadow-color="#808080"/>
      <style:text-properties style:letter-kerning="true"/>
    </style:style>
    <style:style style:name="Section_20_header-notes" style:display-name="Section header-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20_header-outline1" style:display-name="Section header-outline1" style:family="presentation">
      <style:graphic-properties draw:stroke="none" draw:fill="none" draw:auto-grow-height="false" draw:fit-to-size="shrink-to-fit">
        <text:list-style style:name="Section_20_header-outline1" style:display-name="Section head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Section_20_header-outline2" style:display-name="Section header-outline2" style:family="presentation" style:parent-style-name="Section_20_header-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Section_20_header-outline3" style:display-name="Section header-outline3" style:family="presentation" style:parent-style-name="Section_20_header-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Section_20_header-outline4" style:display-name="Section header-outline4" style:family="presentation" style:parent-style-name="Section_20_header-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Section_20_header-outline5" style:display-name="Section header-outline5" style:family="presentation" style:parent-style-name="Section_20_header-outline4">
      <style:paragraph-properties fo:margin-top="0.1cm" fo:margin-bottom="0cm"/>
      <style:text-properties fo:font-size="20pt" style:font-size-asian="20pt" style:font-size-complex="20pt"/>
    </style:style>
    <style:style style:name="Section_20_header-outline6" style:display-name="Section header-outline6" style:family="presentation" style:parent-style-name="Section_20_header-outline5">
      <style:paragraph-properties fo:margin-top="0.1cm" fo:margin-bottom="0cm"/>
      <style:text-properties fo:font-size="20pt" style:font-size-asian="20pt" style:font-size-complex="20pt"/>
    </style:style>
    <style:style style:name="Section_20_header-outline7" style:display-name="Section header-outline7" style:family="presentation" style:parent-style-name="Section_20_header-outline6">
      <style:paragraph-properties fo:margin-top="0.1cm" fo:margin-bottom="0cm"/>
      <style:text-properties fo:font-size="20pt" style:font-size-asian="20pt" style:font-size-complex="20pt"/>
    </style:style>
    <style:style style:name="Section_20_header-outline8" style:display-name="Section header-outline8" style:family="presentation" style:parent-style-name="Section_20_header-outline7">
      <style:paragraph-properties fo:margin-top="0.1cm" fo:margin-bottom="0cm"/>
      <style:text-properties fo:font-size="20pt" style:font-size-asian="20pt" style:font-size-complex="20pt"/>
    </style:style>
    <style:style style:name="Section_20_header-outline9" style:display-name="Section header-outline9" style:family="presentation" style:parent-style-name="Section_20_header-outline8">
      <style:paragraph-properties fo:margin-top="0.1cm" fo:margin-bottom="0cm"/>
      <style:text-properties fo:font-size="20pt" style:font-size-asian="20pt" style:font-size-complex="20pt"/>
    </style:style>
    <style:style style:name="Section_20_header-subtitle" style:display-name="Section header-subtitle" style:family="presentation">
      <style:graphic-properties draw:stroke="none" draw:fill="none" draw:textarea-vertical-align="middle">
        <text:list-style style:name="Section_20_header-subtitle" style:display-name="Section head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title" style:display-name="Section header-title" style:family="presentation">
      <style:graphic-properties draw:stroke="none" draw:fill="none" draw:textarea-vertical-align="middle">
        <text:list-style style:name="Section_20_header-title" style:display-name="Section head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1cm" fo:page-height="29.7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efefe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standard">
      <style:graphic-properties draw:stroke="none" svg:stroke-width="0cm" draw:fill="none" draw:textarea-vertical-align="top" draw:auto-grow-height="false" draw:fit-to-size="false" fo:min-height="0cm" fo:min-width="0cm" fo:padding-top="0.254cm" fo:padding-bottom="0.254cm" fo:padding-left="0.254cm" fo:padding-right="0.254cm" fo:wrap-option="wrap"/>
    </style:style>
    <style:style style:name="Mgr5" style:family="graphic" style:parent-style-name="standard">
      <style:graphic-properties draw:stroke="solid" svg:stroke-width="0.026cm" svg:stroke-color="#ff0000" draw:stroke-linejoin="round" draw:fill="solid" draw:fill-color="#ff0000" draw:textarea-vertical-align="middle" draw:auto-grow-height="false" draw:fit-to-size="false" fo:min-height="0cm" fo:min-width="0cm" fo:padding-top="0.254cm" fo:padding-bottom="0.254cm" fo:padding-left="0.254cm" fo:padding-right="0.254cm" fo:wrap-option="wrap"/>
    </style:style>
    <style:style style:name="Mpr1" style:family="presentation" style:parent-style-name="Title_20_slide-title">
      <style:graphic-properties draw:stroke="none" svg:stroke-width="0cm" draw:fill="none" draw:textarea-vertical-align="bottom" draw:auto-grow-height="false" draw:fit-to-size="false" fo:min-height="4.959cm" fo:padding-top="0.254cm" fo:padding-bottom="0.254cm" fo:padding-left="0.254cm" fo:padding-right="0.254cm" fo:wrap-option="wrap"/>
    </style:style>
    <style:style style:name="Mpr2" style:family="presentation" style:parent-style-name="Title_20_slide-backgroundobjects">
      <style:graphic-properties draw:stroke="none" svg:stroke-width="0cm" draw:fill="none" draw:fill-color="#ffffff" draw:textarea-vertical-align="middle" draw:auto-grow-height="false" draw:fit-to-size="false" fo:min-height="17.226cm" fo:padding-top="0.254cm" fo:padding-bottom="0.254cm" fo:padding-left="0.254cm" fo:padding-right="0.254cm" fo:wrap-option="wrap"/>
    </style:style>
    <style:style style:name="Mpr3" style:family="presentation" style:parent-style-name="Title_20_slide-backgroundobjects">
      <style:graphic-properties draw:stroke="none" draw:fill="none" draw:fill-color="#ffffff" draw:auto-grow-height="false" fo:min-height="1.485cm"/>
    </style:style>
    <style:style style:name="Mpr4" style:family="presentation" style:parent-style-name="Title_20_slide-backgroundobjects">
      <style:graphic-properties draw:stroke="none" draw:fill="none" draw:fill-color="#ffffff" draw:textarea-vertical-align="bottom" draw:auto-grow-height="false" fo:min-height="1.485cm"/>
    </style:style>
    <style:style style:name="Mpr5" style:family="presentation" style:parent-style-name="Title_20_and_20_body-title">
      <style:graphic-properties draw:stroke="none" svg:stroke-width="0cm" draw:fill="none" draw:textarea-vertical-align="top" draw:auto-grow-height="false" draw:fit-to-size="false" fo:min-height="4.959cm" fo:padding-top="0.254cm" fo:padding-bottom="0.254cm" fo:padding-left="0.254cm" fo:padding-right="0.254cm" fo:wrap-option="wrap"/>
    </style:style>
    <style:style style:name="Mpr6" style:family="presentation" style:parent-style-name="Title_20_and_20_body-backgroundobjects">
      <style:graphic-properties draw:stroke="none" svg:stroke-width="0cm" draw:fill="none" draw:fill-color="#ffffff" draw:textarea-vertical-align="middle" draw:auto-grow-height="false" draw:fit-to-size="false" fo:min-height="17.226cm" fo:padding-top="0.254cm" fo:padding-bottom="0.254cm" fo:padding-left="0.254cm" fo:padding-right="0.254cm" fo:wrap-option="wrap"/>
    </style:style>
    <style:style style:name="Mpr7" style:family="presentation" style:parent-style-name="Title_20_and_20_body-backgroundobjects">
      <style:graphic-properties draw:stroke="none" draw:fill="none" draw:fill-color="#ffffff" draw:auto-grow-height="false" fo:min-height="1.27cm"/>
    </style:style>
    <style:style style:name="Mpr8" style:family="presentation" style:parent-style-name="Title_20_and_20_body-backgroundobjects">
      <style:graphic-properties draw:stroke="none" draw:fill="none" draw:fill-color="#ffffff" draw:textarea-vertical-align="bottom" draw:auto-grow-height="false" fo:min-height="1.27cm"/>
    </style:style>
    <style:style style:name="Mpr9" style:family="presentation" style:parent-style-name="Section_20_header-title">
      <style:graphic-properties draw:stroke="none" svg:stroke-width="0cm" draw:fill="none" draw:textarea-vertical-align="middle" draw:auto-grow-height="false" draw:fit-to-size="false" fo:min-height="4.959cm" fo:padding-top="0.254cm" fo:padding-bottom="0.254cm" fo:padding-left="0.254cm" fo:padding-right="0.254cm" fo:wrap-option="wrap"/>
    </style:style>
    <style:style style:name="Mpr10" style:family="presentation" style:parent-style-name="Section_20_header-backgroundobjects">
      <style:graphic-properties draw:stroke="none" svg:stroke-width="0cm" draw:fill="none" draw:fill-color="#ffffff" draw:textarea-vertical-align="middle" draw:auto-grow-height="false" draw:fit-to-size="false" fo:min-height="17.226cm" fo:padding-top="0.254cm" fo:padding-bottom="0.254cm" fo:padding-left="0.254cm" fo:padding-right="0.254cm" fo:wrap-option="wrap"/>
    </style:style>
    <style:style style:name="Mpr11" style:family="presentation" style:parent-style-name="Section_20_header-backgroundobjects">
      <style:graphic-properties draw:stroke="none" draw:fill="none" draw:fill-color="#ffffff" draw:auto-grow-height="false" fo:min-height="1.27cm"/>
    </style:style>
    <style:style style:name="Mpr12" style:family="presentation" style:parent-style-name="Section_20_header-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style:paragraph-properties fo:margin-left="0cm" fo:margin-right="0cm" fo:margin-top="0cm" fo:margin-bottom="0cm" fo:line-height="100%" fo:text-align="start" fo:text-indent="0cm" style:writing-mode="lr-tb"/>
    </style:style>
    <style:style style:name="MP7" style:family="paragraph">
      <loext:graphic-properties draw:fill="none"/>
      <style:paragraph-properties fo:text-align="start" style:font-independent-line-spacing="true"/>
      <style:text-properties fo:font-size="14pt"/>
    </style:style>
    <style:style style:name="MP8" style:family="paragraph">
      <style:paragraph-properties fo:margin-left="0cm" fo:margin-right="0cm" fo:margin-top="0cm" fo:margin-bottom="0cm" fo:line-height="100%" fo:text-align="center" fo:text-indent="0cm" style:writing-mode="lr-tb"/>
    </style:style>
    <style:style style:name="MP9" style:family="paragraph">
      <loext:graphic-properties draw:fill="solid" draw:fill-color="#ff0000"/>
      <style:paragraph-properties fo:text-align="start" style:font-independent-line-spacing="true"/>
      <style:text-properties fo:font-size="14pt"/>
    </style:style>
    <style:style style:name="MP10" style:family="paragraph">
      <loext:graphic-properties draw:fill="none"/>
      <style:paragraph-properties fo:text-align="start" style:font-independent-line-spacing="true"/>
      <style:text-properties fo:font-size="52pt"/>
    </style:style>
    <style:style style:name="MP11" style:family="paragraph">
      <style:paragraph-properties fo:margin-left="0cm" fo:margin-right="0cm" fo:margin-top="0cm" fo:margin-bottom="0cm" fo:line-height="100%" fo:text-align="start" fo:text-indent="0cm" style:writing-mode="lr-tb"/>
      <style:text-properties fo:font-size="14pt" style:font-size-asian="14pt" style:font-size-complex="14pt"/>
    </style:style>
    <style:style style:name="MP12" style:family="paragraph">
      <loext:graphic-properties draw:fill="none" draw:fill-color="#ffffff"/>
      <style:paragraph-properties fo:text-align="start" style:font-independent-line-spacing="true"/>
      <style:text-properties fo:font-size="14pt" style:font-size-asian="14pt" style:font-size-complex="14pt"/>
    </style:style>
    <style:style style:name="MP13" style:family="paragraph">
      <loext:graphic-properties draw:fill="none"/>
      <style:paragraph-properties fo:text-align="start" style:font-independent-line-spacing="true"/>
      <style:text-properties fo:font-size="28pt"/>
    </style:style>
    <style:style style:name="MP14" style:family="paragraph">
      <loext:graphic-properties draw:fill="none"/>
      <style:paragraph-properties fo:text-align="start" style:font-independent-line-spacing="true"/>
      <style:text-properties fo:font-size="36pt"/>
    </style:style>
    <style:style style:name="MT1" style:family="text">
      <style:text-properties fo:font-variant="normal" fo:text-transform="none" fo:color="#000000" style:text-line-through-style="none" style:text-line-through-type="none" style:text-position="0% 100%" style:font-name="Verdana1" fo:font-size="36pt" fo:letter-spacing="normal" fo:font-style="normal" style:text-underline-style="none" fo:font-weight="normal" style:font-name-asian="Verdana1" style:font-size-asian="36pt" style:font-style-asian="normal" style:font-weight-asian="normal" style:font-name-complex="Verdana1" style:font-size-complex="36pt" style:font-style-complex="normal" style:font-weight-complex="normal"/>
    </style:style>
    <style:style style:name="MT2" style:family="text">
      <style:text-properties fo:font-variant="normal" fo:text-transform="none" fo:color="#000000" style:text-line-through-style="none" style:text-line-through-type="none" style:text-position="0% 100%" style:font-name="Verdana1" fo:font-size="12pt" fo:letter-spacing="normal" fo:font-style="normal" style:text-underline-style="none" fo:font-weight="normal" style:font-name-asian="Verdana1" style:font-size-asian="12pt" style:font-style-asian="normal" style:font-weight-asian="normal" style:font-name-complex="Verdana1" style:font-size-complex="12pt" style:font-style-complex="normal" style:font-weight-complex="normal"/>
    </style:style>
    <style:style style:name="MT3" style:family="text">
      <style:text-properties fo:font-variant="normal" fo:text-transform="none" fo:color="#000000" style:text-line-through-style="none" style:text-line-through-type="none" style:text-position="0% 100%" style:font-name="Arial1" fo:font-size="14pt" fo:letter-spacing="normal" fo:font-style="normal" style:text-underline-style="none" fo:font-weight="normal" style:font-name-asian="Arial1" style:font-size-asian="14pt" style:font-style-asian="normal" style:font-weight-asian="normal" style:font-name-complex="Arial1" style:font-size-complex="14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_20_slide" style:display-name="Title slide" style:page-layout-name="PM1" draw:style-name="Mdp1">
      <draw:g draw:name="Shape 9">
        <draw:g draw:name="Shape 10">
          <draw:frame draw:name="Shape 11" draw:style-name="Mgr3" draw:text-style-name="MP5" draw:layer="layout" svg:width="3.65cm" svg:height="3.65cm" svg:x="12.136cm" svg:y="0.979cm">
            <draw:image xlink:href="Pictures/10000201000000FA000000FAC7C4819ED1C5F4E1.png" xlink:type="simple" xlink:show="embed" xlink:actuate="onLoad">
              <text:p/>
            </draw:image>
          </draw:frame>
          <draw:custom-shape draw:name="Shape 12" draw:style-name="Mgr4" draw:text-style-name="MP7" draw:layer="layout" svg:width="7.592cm" svg:height="2.01cm" svg:x="6.183cm" svg:y="1.349cm">
            <text:p text:style-name="MP6"><text:span text:style-name="MT1">BlackHa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 draw:style-name="Mgr4" draw:text-style-name="MP7" draw:layer="layout" svg:width="7.592cm" svg:height="2.01cm" svg:x="5.213cm" svg:y="2.805cm">
            <text:p text:style-name="MP8"><text:span text:style-name="MT1">Squirre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 draw:style-name="Mgr5" draw:text-style-name="MP9" draw:layer="layout" svg:width="5.582cm" svg:height="0.211cm" svg:x="6.5cm" svg:y="3.016cm">
            <text:p text:style-name="MP6"><text:span text:style-name="M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Shape 15" draw:style-name="Mgr4" draw:text-style-name="MP7" draw:layer="layout" svg:width="8.783cm" svg:height="0.661cm" svg:x="6.615cm" svg:y="4.551cm">
          <text:p text:style-name="MP6"><text:span text:style-name="MT2">https://github.com/blackhatsquirre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Shape 17" presentation:style-name="Mpr1" draw:text-style-name="MP10" draw:layer="backgroundobjects" svg:width="19.567cm" svg:height="11.852cm" svg:x="0.716cm" svg:y="4.299cm" presentation:class="title" presentation:user-transformed="true">
        <draw:text-box>
          <text:p/>
        </draw:text-box>
      </draw:frame>
      <draw:frame draw:name="Shape 19" presentation:style-name="Mpr2" draw:text-style-name="MP12" draw:layer="backgroundobjects" svg:width="1.259cm" svg:height="2.272cm" svg:x="19.458cm" svg:y="26.927cm" presentation:class="page-number" presentation:user-transformed="true">
        <draw:text-box>
          <text:p text:style-name="MP11"><text:span text:style-name="MT3"><text:page-number>&lt;number&gt;</text:page-number></text:span></text:p>
        </draw:text-box>
      </draw:frame>
      <draw:frame presentation:style-name="Title_20_slide-outline1" draw:layer="backgroundobjects" svg:width="18.899cm" svg:height="17.225cm" svg:x="1.05cm" svg:y="6.949cm" presentation:class="outline" presentation:placeholder="true">
        <draw:text-box/>
      </draw:frame>
      <presentation:notes style:page-layout-name="PM2">
        <draw:page-thumbnail presentation:style-name="Title_20_slide-title" draw:layer="backgroundobjects" svg:width="14.848cm" svg:height="11.136cm" svg:x="3.075cm" svg:y="2.257cm" presentation:class="page"/>
        <draw:frame presentation:style-name="Title_20_slide-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presentation:header/></text:p>
          </draw:text-box>
        </draw:frame>
        <draw:frame presentation:style-name="Mpr3" draw:text-style-name="MP4" draw:layer="backgroundobjects" svg:width="9.113cm" svg:height="1.484cm" svg:x="11.886cm" svg:y="0cm" presentation:class="date-time">
          <draw:text-box>
            <text:p text:style-name="MP3"><presentation:date-time/></text:p>
          </draw:text-box>
        </draw:frame>
        <draw:frame presentation:style-name="Mpr4" draw:text-style-name="MP2" draw:layer="backgroundobjects" svg:width="9.113cm" svg:height="1.484cm" svg:x="0cm" svg:y="28.215cm" presentation:class="footer">
          <draw:text-box>
            <text:p text:style-name="MP1"><presentation:footer/></text:p>
          </draw:text-box>
        </draw:frame>
        <draw:frame presentation:style-name="Mpr4"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20_and_20_body" style:display-name="Title and body" style:page-layout-name="PM0" draw:style-name="Mdp1">
      <draw:g draw:name="Shape 9">
        <draw:g draw:name="Shape 10">
          <draw:frame draw:name="Shape 11" draw:style-name="Mgr3" draw:text-style-name="MP5" draw:layer="layout" svg:width="3.65cm" svg:height="3.65cm" svg:x="12.136cm" svg:y="0.979cm">
            <draw:image xlink:href="Pictures/10000201000000FA000000FAC7C4819ED1C5F4E1.png" xlink:type="simple" xlink:show="embed" xlink:actuate="onLoad">
              <text:p/>
            </draw:image>
          </draw:frame>
          <draw:custom-shape draw:name="Shape 12" draw:style-name="Mgr4" draw:text-style-name="MP7" draw:layer="layout" svg:width="7.592cm" svg:height="2.01cm" svg:x="6.183cm" svg:y="1.349cm">
            <text:p text:style-name="MP6"><text:span text:style-name="MT1">BlackHa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 draw:style-name="Mgr4" draw:text-style-name="MP7" draw:layer="layout" svg:width="7.592cm" svg:height="2.01cm" svg:x="5.213cm" svg:y="2.805cm">
            <text:p text:style-name="MP8"><text:span text:style-name="MT1">Squirre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 draw:style-name="Mgr5" draw:text-style-name="MP9" draw:layer="layout" svg:width="5.582cm" svg:height="0.211cm" svg:x="6.5cm" svg:y="3.016cm">
            <text:p text:style-name="MP6"><text:span text:style-name="M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Shape 15" draw:style-name="Mgr4" draw:text-style-name="MP7" draw:layer="layout" svg:width="8.783cm" svg:height="0.661cm" svg:x="6.615cm" svg:y="4.551cm">
          <text:p text:style-name="MP6"><text:span text:style-name="MT2">https://github.com/blackhatsquirre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Shape 24" presentation:style-name="Mpr5" draw:text-style-name="MP13" draw:layer="backgroundobjects" svg:width="19.567cm" svg:height="3.306cm" svg:x="0.716cm" svg:y="5.745cm" presentation:class="title" presentation:user-transformed="true">
        <draw:text-box>
          <text:p/>
        </draw:text-box>
      </draw:frame>
      <draw:frame draw:name="Shape 25" presentation:style-name="Title_20_and_20_body-outline1" draw:layer="backgroundobjects" svg:width="19.567cm" svg:height="19.727cm" svg:x="0.716cm" svg:y="7.501cm" presentation:class="outline" presentation:placeholder="true" presentation:user-transformed="true">
        <draw:text-box/>
      </draw:frame>
      <draw:frame draw:name="Shape 26" presentation:style-name="Mpr6" draw:text-style-name="MP12" draw:layer="backgroundobjects" svg:width="1.259cm" svg:height="2.272cm" svg:x="19.458cm" svg:y="26.927cm" presentation:class="page-number" presentation:user-transformed="true">
        <draw:text-box>
          <text:p text:style-name="MP11"><text:span text:style-name="MT3"><text:page-number>&lt;number&gt;</text:page-number></text:span></text:p>
        </draw:text-box>
      </draw:frame>
      <presentation:notes style:page-layout-name="PM2">
        <draw:page-thumbnail presentation:style-name="Title_20_and_20_body-title" draw:layer="backgroundobjects" svg:width="6.733cm" svg:height="9.524cm" svg:x="6.158cm" svg:y="1.93cm" presentation:class="page"/>
        <draw:frame presentation:style-name="Title_20_and_20_body-notes" draw:layer="backgroundobjects" svg:width="15.239cm" svg:height="11.429cm" svg:x="1.905cm" svg:y="12.065cm" presentation:class="notes" presentation:placeholder="true">
          <draw:text-box/>
        </draw:frame>
        <draw:frame presentation:style-name="Mpr7" draw:text-style-name="MP2" draw:layer="backgroundobjects" svg:width="8.266cm" svg:height="1.269cm" svg:x="0cm" svg:y="0cm" presentation:class="header">
          <draw:text-box>
            <text:p text:style-name="MP1"><presentation:header/></text:p>
          </draw:text-box>
        </draw:frame>
        <draw:frame presentation:style-name="Mpr7" draw:text-style-name="MP4" draw:layer="backgroundobjects" svg:width="8.266cm" svg:height="1.269cm" svg:x="10.783cm" svg:y="0cm" presentation:class="date-time">
          <draw:text-box>
            <text:p text:style-name="MP3"><presentation:date-time/></text:p>
          </draw:text-box>
        </draw:frame>
        <draw:frame presentation:style-name="Mpr8" draw:text-style-name="MP2" draw:layer="backgroundobjects" svg:width="8.266cm" svg:height="1.269cm" svg:x="0cm" svg:y="24.13cm" presentation:class="footer">
          <draw:text-box>
            <text:p text:style-name="MP1"><presentation:footer/></text:p>
          </draw:text-box>
        </draw:frame>
        <draw:frame presentation:style-name="Mpr8"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Section_20_header" style:display-name="Section header" style:page-layout-name="PM0" draw:style-name="Mdp1">
      <draw:g draw:name="Shape 9">
        <draw:g draw:name="Shape 10">
          <draw:frame draw:name="Shape 11" draw:style-name="Mgr3" draw:text-style-name="MP5" draw:layer="layout" svg:width="3.65cm" svg:height="3.65cm" svg:x="12.136cm" svg:y="0.979cm">
            <draw:image xlink:href="Pictures/10000201000000FA000000FAC7C4819ED1C5F4E1.png" xlink:type="simple" xlink:show="embed" xlink:actuate="onLoad">
              <text:p/>
            </draw:image>
          </draw:frame>
          <draw:custom-shape draw:name="Shape 12" draw:style-name="Mgr4" draw:text-style-name="MP7" draw:layer="layout" svg:width="7.592cm" svg:height="2.01cm" svg:x="6.183cm" svg:y="1.349cm">
            <text:p text:style-name="MP6"><text:span text:style-name="MT1">BlackHa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 draw:style-name="Mgr4" draw:text-style-name="MP7" draw:layer="layout" svg:width="7.592cm" svg:height="2.01cm" svg:x="5.213cm" svg:y="2.805cm">
            <text:p text:style-name="MP8"><text:span text:style-name="MT1">Squirre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 draw:style-name="Mgr5" draw:text-style-name="MP9" draw:layer="layout" svg:width="5.582cm" svg:height="0.211cm" svg:x="6.5cm" svg:y="3.016cm">
            <text:p text:style-name="MP6"><text:span text:style-name="M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Shape 15" draw:style-name="Mgr4" draw:text-style-name="MP7" draw:layer="layout" svg:width="8.783cm" svg:height="0.661cm" svg:x="6.615cm" svg:y="4.551cm">
          <text:p text:style-name="MP6"><text:span text:style-name="MT2">https://github.com/blackhatsquirre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Shape 21" presentation:style-name="Mpr9" draw:text-style-name="MP14" draw:layer="backgroundobjects" svg:width="19.567cm" svg:height="4.86cm" svg:x="0.716cm" svg:y="12.42cm" presentation:class="title" presentation:user-transformed="true">
        <draw:text-box>
          <text:p/>
        </draw:text-box>
      </draw:frame>
      <draw:frame draw:name="Shape 22" presentation:style-name="Mpr10" draw:text-style-name="MP12" draw:layer="backgroundobjects" svg:width="1.259cm" svg:height="2.272cm" svg:x="19.458cm" svg:y="26.927cm" presentation:class="page-number" presentation:user-transformed="true">
        <draw:text-box>
          <text:p text:style-name="MP11"><text:span text:style-name="MT3"><text:page-number>&lt;number&gt;</text:page-number></text:span></text:p>
        </draw:text-box>
      </draw:frame>
      <presentation:notes style:page-layout-name="PM2">
        <draw:page-thumbnail presentation:style-name="Section_20_header-title" draw:layer="backgroundobjects" svg:width="6.733cm" svg:height="9.524cm" svg:x="6.158cm" svg:y="1.93cm" presentation:class="page"/>
        <draw:frame presentation:style-name="Section_20_header-notes" draw:layer="backgroundobjects" svg:width="15.239cm" svg:height="11.429cm" svg:x="1.905cm" svg:y="12.065cm" presentation:class="notes" presentation:placeholder="true">
          <draw:text-box/>
        </draw:frame>
        <draw:frame presentation:style-name="Mpr11" draw:text-style-name="MP2" draw:layer="backgroundobjects" svg:width="8.266cm" svg:height="1.269cm" svg:x="0cm" svg:y="0cm" presentation:class="header">
          <draw:text-box>
            <text:p text:style-name="MP1"><presentation:header/></text:p>
          </draw:text-box>
        </draw:frame>
        <draw:frame presentation:style-name="Mpr11" draw:text-style-name="MP4" draw:layer="backgroundobjects" svg:width="8.266cm" svg:height="1.269cm" svg:x="10.783cm" svg:y="0cm" presentation:class="date-time">
          <draw:text-box>
            <text:p text:style-name="MP3"><presentation:date-time/></text:p>
          </draw:text-box>
        </draw:frame>
        <draw:frame presentation:style-name="Mpr12" draw:text-style-name="MP2" draw:layer="backgroundobjects" svg:width="8.266cm" svg:height="1.269cm" svg:x="0cm" svg:y="24.13cm" presentation:class="footer">
          <draw:text-box>
            <text:p text:style-name="MP1"><presentation:footer/></text:p>
          </draw:text-box>
        </draw:frame>
        <draw:frame presentation:style-name="Mpr12"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117"/>
    <meta:generator>LibreOfficeDev/5.1.0.3$Linux_X86_64 LibreOffice_project/</meta:generator>
  </office:meta>
</office:document-meta>
</file>